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officeooo:rsid="00101ec8" officeooo:paragraph-rsid="00101ec8"/>
    </style:style>
    <style:style style:name="P2" style:family="paragraph" style:parent-style-name="Standard">
      <style:text-properties style:font-name="Liberation Mono" style:text-underline-style="solid" style:text-underline-width="auto" style:text-underline-color="font-color" officeooo:rsid="00101ec8" officeooo:paragraph-rsid="00101ec8"/>
    </style:style>
    <style:style style:name="P3" style:family="paragraph" style:parent-style-name="Standard">
      <style:text-properties style:font-name="Liberation Mono" fo:font-size="8pt" style:text-underline-style="none" officeooo:rsid="00101ec8" officeooo:paragraph-rsid="00101ec8" style:font-size-asian="8pt" style:font-size-complex="8pt"/>
    </style:style>
    <style:style style:name="P4" style:family="paragraph" style:parent-style-name="Standard">
      <style:text-properties style:font-name="Liberation Mono" officeooo:rsid="00101ec8" officeooo:paragraph-rsid="00101ec8"/>
    </style:style>
    <style:style style:name="P5" style:family="paragraph" style:parent-style-name="Standard">
      <style:text-properties style:font-name="Liberation Mono" officeooo:rsid="00101ec8" officeooo:paragraph-rsid="0020cddf"/>
    </style:style>
    <style:style style:name="P6" style:family="paragraph" style:parent-style-name="Standard">
      <style:text-properties style:font-name="Liberation Mono" style:text-underline-style="solid" style:text-underline-width="auto" style:text-underline-color="font-color" officeooo:rsid="00101ec8" officeooo:paragraph-rsid="00101ec8"/>
    </style:style>
    <style:style style:name="P7" style:family="paragraph" style:parent-style-name="Standard">
      <style:text-properties style:font-name="Liberation Mono" style:text-underline-style="solid" style:text-underline-width="auto" style:text-underline-color="font-color" officeooo:rsid="001ee05d" officeooo:paragraph-rsid="001ee05d"/>
    </style:style>
    <style:style style:name="P8" style:family="paragraph" style:parent-style-name="Standard">
      <style:text-properties style:font-name="Liberation Mono" officeooo:rsid="0020cddf" officeooo:paragraph-rsid="0020cddf"/>
    </style:style>
    <style:style style:name="P9" style:family="paragraph" style:parent-style-name="Standard">
      <style:paragraph-properties fo:text-align="end" style:justify-single-word="false"/>
      <style:text-properties style:font-name="Liberation Mono" fo:font-size="8pt" style:text-underline-style="none" officeooo:rsid="00162ad8" officeooo:paragraph-rsid="00162ad8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54796"/>
    </style:style>
    <style:style style:name="T3" style:family="text">
      <style:text-properties officeooo:rsid="00162ad8"/>
    </style:style>
    <style:style style:name="T4" style:family="text">
      <style:text-properties officeooo:rsid="00169e5d"/>
    </style:style>
    <style:style style:name="T5" style:family="text">
      <style:text-properties officeooo:rsid="0017064f"/>
    </style:style>
    <style:style style:name="T6" style:family="text">
      <style:text-properties officeooo:rsid="0018dc7f"/>
    </style:style>
    <style:style style:name="T7" style:family="text">
      <style:text-properties officeooo:rsid="0019ac94"/>
    </style:style>
    <style:style style:name="T8" style:family="text">
      <style:text-properties officeooo:rsid="001b27d4"/>
    </style:style>
    <style:style style:name="T9" style:family="text">
      <style:text-properties officeooo:rsid="001bb378"/>
    </style:style>
    <style:style style:name="T10" style:family="text">
      <style:text-properties officeooo:rsid="001d6248"/>
    </style:style>
    <style:style style:name="T11" style:family="text">
      <style:text-properties officeooo:rsid="001e79d4"/>
    </style:style>
    <style:style style:name="T12" style:family="text">
      <style:text-properties officeooo:rsid="001ee05d"/>
    </style:style>
    <style:style style:name="T13" style:family="text">
      <style:text-properties officeooo:rsid="0020cddf"/>
    </style:style>
    <style:style style:name="T14" style:family="text">
      <style:text-properties officeooo:rsid="002273b8"/>
    </style:style>
    <style:style style:name="T15" style:family="text">
      <style:text-properties officeooo:rsid="00233957"/>
    </style:style>
    <style:style style:name="T16" style:family="text">
      <style:text-properties officeooo:rsid="0024de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ote: $obj-&gt; is an object of the class mentioned above it.</text:p>
      <text:p text:style-name="P3"/>
      <text:p text:style-name="P2">Container class - generic container for database objects:</text:p>
      <text:p text:style-name="P1"/>
      <text:p text:style-name="P1"><text:span text:style-name="T2">new </text:span>__construct(<text:span text:style-name="T2">$key=null</text:span>) </text:p>
      <text:p text:style-name="P1"><text:span text:style-name="T2">$obj-&gt;</text:span>valid() </text:p>
      <text:p text:style-name="P1"><text:span text:style-name="T2">$obj-&gt;</text:span>exhibit() </text:p>
      <text:p text:style-name="P1"><text:span text:style-name="T2">$obj-&gt;</text:span>purge() </text:p>
      <text:p text:style-name="P1"><text:span text:style-name="T2">$obj-&gt;</text:span>merge(&amp;$ref) </text:p>
      <text:p text:style-name="P1"><text:span text:style-name="T2">$obj-&gt;</text:span>fetch($k1=null,$k2=null,$k3=null) </text:p>
      <text:p text:style-name="P1"><text:span text:style-name="T2">$obj-&gt;</text:span>store() </text:p>
      <text:p text:style-name="P1"><text:span text:style-name="T2">$obj-&gt;</text:span>update() </text:p>
      <text:p text:style-name="P1"><text:span text:style-name="T2">$obj-&gt;</text:span>write() </text:p>
      <text:p text:style-name="P1"><text:span text:style-name="T2">$obj-&gt;</text:span>delete($key=null) </text:p>
      <text:p text:style-name="P1"><text:span text:style-name="T2">$obj-&gt;</text:span>truncate() </text:p>
      <text:p text:style-name="P1"><text:span text:style-name="T2">$obj-&gt;</text:span>export($type=null,$where=null) </text:p>
      <text:p text:style-name="P1"><text:span text:style-name="T2">$obj-&gt;</text:span>toArray() </text:p>
      <text:p text:style-name="P1"><text:span text:style-name="T2">$obj-&gt;</text:span>select($property,$max=4,$class=null,$name=null) </text:p>
      <text:p text:style-name="P1"><text:span text:style-name="T2">$obj-&gt;</text:span>javascript($name=null) </text:p>
      <text:p text:style-name="P1"><text:span text:style-name="T2">$obj-&gt;</text:span>cluster($where=null,$order=null) </text:p>
      <text:p text:style-name="P1"><text:span text:style-name="T2">$obj-&gt;</text:span>selections($property='label') </text:p>
      <text:p text:style-name="P1"><text:span text:style-name="T2">$obj-&gt;</text:span>expire() </text:p>
      <text:p text:style-name="P1"/>
      <text:p text:style-name="P2">CSV class - comma-separated-value files &amp; data </text:p>
      <text:p text:style-name="P1"/>
      <text:p text:style-name="P1"><text:span text:style-name="T2">new</text:span> __construct($columns=null) </text:p>
      <text:p text:style-name="P1"><text:span text:style-name="T2">$obj-&gt;</text:span>columns($columns) </text:p>
      <text:p text:style-name="P1"><text:span text:style-name="T2">$obj-&gt;</text:span>heading() </text:p>
      <text:p text:style-name="P1"><text:span text:style-name="T2">$obj-&gt;</text:span>data($source=null) </text:p>
      <text:p text:style-name="P1"/>
      <text:p text:style-name="P1"><text:span text:style-name="T1">Crypt class - methods to handle Encryption</text:span></text:p>
      <text:p text:style-name="P1"/>
      <text:p text:style-name="P1"><text:span text:style-name="T2">Crypt::</text:span>setPassPhrase($string) </text:p>
      <text:p text:style-name="P1"><text:span text:style-name="T2">Crypt::</text:span>encode($text) </text:p>
      <text:p text:style-name="P1"><text:span text:style-name="T2">Crypt::</text:span>decode($text) </text:p>
      <text:p text:style-name="P1"/>
      <text:p text:style-name="P1"><text:span text:style-name="T1">Data class - methods to work on data</text:span><text:tab/><text:tab/><text:tab/><text:tab/><text:tab/>| </text:p>
      <text:p text:style-name="P1"/>
      <text:p text:style-name="P1"><text:span text:style-name="T3">Data::</text:span>toDisplayName($name) </text:p>
      <text:p text:style-name="P1"><text:span text:style-name="T3">Data::</text:span>toDisplayPhone($phone=null,$usa=true) </text:p>
      <text:p text:style-name="P1"><text:span text:style-name="T3">Data::</text:span>toHex($string) </text:p>
      <text:p text:style-name="P1"><text:span text:style-name="T3">Data::</text:span>toAscii($hex) </text:p>
      <text:p text:style-name="P1"><text:span text:style-name="T3">Data::</text:span>maskCardNumber($number,$visible=4) </text:p>
      <text:p text:style-name="P1"><text:span text:style-name="T3">Data::</text:span>breakout(&amp;$thing) </text:p>
      <text:p text:style-name="P1"><text:span text:style-name="T3">Data::</text:span>exhibit(&amp;$thing) </text:p>
      <text:p text:style-name="P1"><text:span text:style-name="T3">Data::</text:span>toJavascript($str=null) </text:p>
      <text:p text:style-name="P1"><text:span text:style-name="T3">Data::</text:span>toMysql($str=null) </text:p>
      <text:p text:style-name="P1"><text:span text:style-name="T3">Data::</text:span>toXml($str=null) </text:p>
      <text:p text:style-name="P1"><text:span text:style-name="T3">Data::</text:span>genRandomString($length) </text:p>
      <text:p text:style-name="P1"><text:span text:style-name="T3">Data::</text:span>skypeProof($text) </text:p>
      <text:p text:style-name="P1"><text:soft-page-break/><text:span text:style-name="T3">Data::</text:span>strLimit($str,$limit=40) </text:p>
      <text:p text:style-name="P1"><text:span text:style-name="T3">Data::</text:span>max($str,$limit=40) </text:p>
      <text:p text:style-name="P1"><text:span text:style-name="T3">Data::</text:span>arrayToString($<text:span text:style-name="T3">array</text:span>) </text:p>
      <text:p text:style-name="P1"/>
      <text:p text:style-name="P2">Databoss class - low-level database interface</text:p>
      <text:p text:style-name="P1"/>
      <text:p text:style-name="P1"><text:span text:style-name="T4">Databoss::</text:span>db($<text:span text:style-name="T4">dbname</text:span>=null,$<text:span text:style-name="T4">host</text:span>=null,$<text:span text:style-name="T4">user</text:span>=null,$<text:span text:style-name="T4">password</text:span>=null) </text:p>
      <text:p text:style-name="P1"><text:span text:style-name="T4">new </text:span>__construct($<text:span text:style-name="T4">db</text:span>name=null,$host=null,$user=null,$pass<text:span text:style-name="T4">word</text:span>=null) </text:p>
      <text:p text:style-name="P1"><text:span text:style-name="T4">$db-&gt;</text:span>focus($dbname) </text:p>
      <text:p text:style-name="P1"><text:span text:style-name="T4">$db-&gt;</text:span>&amp;exists($table=null,$dbname=null) </text:p>
      <text:p text:style-name="P1"><text:span text:style-name="T4">$db-&gt;</text:span>&amp;structure($table=null,$database=null) </text:p>
      <text:p text:style-name="P1"><text:span text:style-name="T5">$db-&gt;</text:span>properties($table=null) </text:p>
      <text:p text:style-name="P1"><text:span text:style-name="T5">$db-&gt;</text:span>logErrors($query) </text:p>
      <text:p text:style-name="P1"><text:span text:style-name="T5">$db-&gt;</text:span>error() </text:p>
      <text:p text:style-name="P1"><text:span text:style-name="T5">$db-&gt;</text:span>escape($string) </text:p>
      <text:p text:style-name="P1"><text:span text:style-name="T5">$db-&gt;</text:span>limitOne($query) </text:p>
      <text:p text:style-name="P1"><text:span text:style-name="T5">$db-&gt;</text:span>lastInserId() </text:p>
      <text:p text:style-name="P1"><text:span text:style-name="T5">$db-&gt;</text:span>query($query=null) </text:p>
      <text:p text:style-name="P1"><text:span text:style-name="T5">$db-&gt;</text:span>fetch($table=null,$key=null) </text:p>
      <text:p text:style-name="P1"><text:span text:style-name="T5">$db-&gt;</text:span>fetchRecord($query) </text:p>
      <text:p text:style-name="P1"><text:span text:style-name="T5">$db-&gt;</text:span>fetchObject($query,$class=null) </text:p>
      <text:p text:style-name="P1"><text:span text:style-name="T5">$db-&gt;</text:span>fetchArray($query) </text:p>
      <text:p text:style-name="P1"><text:span text:style-name="T5">$db-&gt;</text:span>fetchHash($query) </text:p>
      <text:p text:style-name="P1"><text:span text:style-name="T5">$db-&gt;</text:span>fetchValue($query) </text:p>
      <text:p text:style-name="P1"><text:span text:style-name="T6">$db-&gt;</text:span>fetchValues($query) </text:p>
      <text:p text:style-name="P1"><text:span text:style-name="T6">$db-&gt;</text:span>fetchAllRecords($query) </text:p>
      <text:p text:style-name="P1"><text:span text:style-name="T6">$db-&gt;</text:span>fetchArrays($query)</text:p>
      <text:p text:style-name="P1"><text:span text:style-name="T6">$db-&gt;</text:span>fetchHashes($query) </text:p>
      <text:p text:style-name="P1"><text:span text:style-name="T6">$db-&gt;</text:span>fetchAllRecordObjects($query,$class=null) </text:p>
      <text:p text:style-name="P1"><text:span text:style-name="T6">$db-&gt;</text:span>fetchObjects($query,$class=null) </text:p>
      <text:p text:style-name="P1"><text:span text:style-name="T6">$db-&gt;</text:span>fetchChoices($query) </text:p>
      <text:p text:style-name="P1"><text:span text:style-name="T7">$db-&gt;</text:span>store($table,&amp;$source) </text:p>
      <text:p text:style-name="P1"><text:span text:style-name="T7">$db-&gt;</text:span>update($table,&amp;$source) </text:p>
      <text:p text:style-name="P1"><text:span text:style-name="T7">$db-&gt;</text:span>write($table,&amp;$source) </text:p>
      <text:p text:style-name="P1"><text:span text:style-name="T7">$db-&gt;</text:span>delete($table,$key) </text:p>
      <text:p text:style-name="P1"><text:span text:style-name="T7">$db-&gt;</text:span>truncate($table) </text:p>
      <text:p text:style-name="P1"><text:span text:style-name="T7">$db-&gt;</text:span>records($table,$where=null) </text:p>
      <text:p text:style-name="P1"><text:span text:style-name="T7">$db-&gt;</text:span>statistics() </text:p>
      <text:p text:style-name="P1"><text:span text:style-name="T7">$db-&gt;</text:span>export($table,$where=null,$options=null) </text:p>
      <text:p text:style-name="P1"/>
      <text:p text:style-name="P2">Date class - properties &amp; methods for dealing with date values</text:p>
      <text:p text:style-name="P1"/>
      <text:p text:style-name="P1"><text:span text:style-name="T8">Date::</text:span>compare($first,$second) </text:p>
      <text:p text:style-name="P1"><text:span text:style-name="T8">Date::</text:span>difference($first,$second) </text:p>
      <text:p text:style-name="P1"><text:span text:style-name="T8">Date::</text:span>toInternal($date=null,$format=null) </text:p>
      <text:p text:style-name="P1"><text:span text:style-name="T8">Date::</text:span>function toDatestamp($date=null) </text:p>
      <text:p text:style-name="P1"><text:span text:style-name="T8">Date::</text:span>toExternal($date=null,$format=SHORTDATE) </text:p>
      <text:p text:style-name="P1"><text:span text:style-name="T8">Date::</text:span>toQuick($date=null) </text:p>
      <text:p text:style-name="P1"><text:span text:style-name="T8">Date::</text:span>timestamp() </text:p>
      <text:p text:style-name="P1"><text:soft-page-break/><text:span text:style-name="T8">Date::</text:span>today($format=null) </text:p>
      <text:p text:style-name="P1"><text:span text:style-name="T8">Date::</text:span>forever() </text:p>
      <text:p text:style-name="P1"><text:span text:style-name="T8">Date::</text:span>now() </text:p>
      <text:p text:style-name="P1"><text:span text:style-name="T9">new</text:span> __construct($value=null) </text:p>
      <text:p text:style-name="P1"><text:span text:style-name="T9">$obj-&gt;</text:span>valid() </text:p>
      <text:p text:style-name="P1"><text:span text:style-name="T9">$obj-&gt;</text:span>set($value=null) </text:p>
      <text:p text:style-name="P1"><text:span text:style-name="T9">$obj-&gt;</text:span>daysInMonth() </text:p>
      <text:p text:style-name="P1"><text:span text:style-name="T9">$obj-&gt;</text:span>internal($size=LONGDATE) </text:p>
      <text:p text:style-name="P1"><text:span text:style-name="T9">$obj-&gt;</text:span>datestamp() </text:p>
      <text:p text:style-name="P1"><text:span text:style-name="T9">$obj-&gt;</text:span>external($size=SHORTDATE) </text:p>
      <text:p text:style-name="P1"><text:span text:style-name="T9">$obj-&gt;</text:span>quick() </text:p>
      <text:p text:style-name="P1"><text:span text:style-name="T9">$obj-&gt;</text:span>move($interval=null) </text:p>
      <text:p text:style-name="P1"><text:span text:style-name="T9">$obj-&gt;</text:span>applyUTCoffset($offset) </text:p>
      <text:p text:style-name="P1"><text:span text:style-name="T9">$obj-&gt;</text:span>select($name,$size=SHORTDATE,$class=null) </text:p>
      <text:p text:style-name="P1"><text:span text:style-name="T9">$obj-&gt;</text:span>elapsed($seconds=null) </text:p>
      <text:p text:style-name="P1"/>
      <text:p text:style-name="P2">Debug <text:span text:style-name="T10">class – special class methods for debugging</text:span></text:p>
      <text:p text:style-name="P1"/>
      <text:p text:style-name="P1"><text:span text:style-name="T10">Debug::</text:span>log($data=null) </text:p>
      <text:p text:style-name="P1"><text:span text:style-name="T10">Debug::</text:span>on()</text:p>
      <text:p text:style-name="P1"><text:span text:style-name="T10">Debug::</text:span>environ()</text:p>
      <text:p text:style-name="P1"><text:span text:style-name="T10">Debug::</text:span>testing()</text:p>
      <text:p text:style-name="P1"><text:span text:style-name="T10">Debug::</text:span>off()</text:p>
      <text:p text:style-name="P1"/>
      <text:p text:style-name="P2">Environ class - methods for obtaining / changing the envrionment </text:p>
      <text:p text:style-name="P1"/>
      <text:p text:style-name="P1"><text:span text:style-name="T11">Environ::</text:span>development() </text:p>
      <text:p text:style-name="P1"><text:span text:style-name="T11">Environ::</text:span>debugging()</text:p>
      <text:p text:style-name="P1"><text:span text:style-name="T11">Environ::</text:span>testing()</text:p>
      <text:p text:style-name="P1"><text:span text:style-name="T11">Environ::</text:span>production() </text:p>
      <text:p text:style-name="P1"><text:span text:style-name="T11">Environ::</text:span>isNewadmin() </text:p>
      <text:p text:style-name="P1"><text:span text:style-name="T11">Environ::</text:span>onNewadmin()</text:p>
      <text:p text:style-name="P1"><text:span text:style-name="T11">Environ::</text:span>newadmin()</text:p>
      <text:p text:style-name="P1"><text:span text:style-name="T11">Environ::</text:span>admin()</text:p>
      <text:p text:style-name="P1"><text:span text:style-name="T11">Environ::</text:span>runningWeb() </text:p>
      <text:p text:style-name="P1"><text:span text:style-name="T11">Environ::</text:span>runningCLI() </text:p>
      <text:p text:style-name="P1"/>
      <text:p text:style-name="P2">Files class - methods for dealing with files, paths, etc.</text:p>
      <text:p text:style-name="P1"/>
      <text:p text:style-name="P1"><text:span text:style-name="T11">Files::</text:span>getBasePath($filename=null) </text:p>
      <text:p text:style-name="P1"/>
      <text:p text:style-name="P2">Html class - methods for HTML constructs, forms, etc.</text:p>
      <text:p text:style-name="P1"/>
      <text:p text:style-name="P1"><text:span text:style-name="T11">Html::</text:span>colorbar() </text:p>
      <text:p text:style-name="P1"><text:span text:style-name="T11">Html::</text:span>headers() </text:p>
      <text:p text:style-name="P1"><text:span text:style-name="T11">Html::</text:span>dynamicMetaTags() </text:p>
      <text:p text:style-name="P1"><text:span text:style-name="T11">Html::</text:span>select($name,&amp;$choices,$default=null,$blank=false,$class=null) </text:p>
      <text:p text:style-name="P1"><text:span text:style-name="T11">Html::</text:span>selectCountry($name,$default=null,$class=null) </text:p>
      <text:p text:style-name="P1"><text:span text:style-name="T11">Html::</text:span>selectCountryCode($name,$default=null,$class=null) </text:p>
      <text:p text:style-name="P1"><text:soft-page-break/><text:span text:style-name="T11">Html::</text:span>combineStatesProvinces() </text:p>
      <text:p text:style-name="P1"><text:span text:style-name="T11">Html::</text:span>lookupStateCode($name) </text:p>
      <text:p text:style-name="P1"><text:span text:style-name="T11">Html::</text:span>lookupStateName($code) </text:p>
      <text:p text:style-name="P1"><text:span text:style-name="T11">Html::</text:span>selectState($name,$default=null,$class=null) </text:p>
      <text:p text:style-name="P1"><text:span text:style-name="T11">Html::</text:span>selectStateCode($name,$default=null,$class=null) </text:p>
      <text:p text:style-name="P1"><text:span text:style-name="T11">Html::</text:span>selectCardExpiration($name='cardexpires',$value=null) </text:p>
      <text:p text:style-name="P1"><text:span text:style-name="T11">Html::</text:span>radio($name,&amp;$choices,$default=null,$class=null) </text:p>
      <text:p text:style-name="P1"><text:span text:style-name="T11">Html::</text:span>checkboxes($name,$set,$default=null,$max=null,$class=null) </text:p>
      <text:p text:style-name="P1"><text:span text:style-name="T11">Html::</text:span>dialogBox($title,$message,$bg=null,$url=null) </text:p>
      <text:p text:style-name="P1"/>
      <text:p text:style-name="P7">Log class – methods for logging things (in system log)</text:p>
      <text:p text:style-name="P1"/>
      <text:p text:style-name="P1"><text:span text:style-name="T12">Log::</text:span>entry($message1,$message2=null) </text:p>
      <text:p text:style-name="P1"/>
      <text:p text:style-name="P2">Math class - Mathematical Objects &amp; Methods</text:p>
      <text:p text:style-name="P1"/>
      <text:p text:style-name="P1"><text:span text:style-name="T13">Math::</text:span>toNumber($value) </text:p>
      <text:p text:style-name="P1"><text:span text:style-name="T13">Math::</text:span>toCurrency($value) </text:p>
      <text:p text:style-name="P1"><text:span text:style-name="T13">Math::</text:span>toCents($value) </text:p>
      <text:p text:style-name="P1"><text:span text:style-name="T13">Math::</text:span>roundCents($value=0.0) </text:p>
      <text:p text:style-name="P1"><text:span text:style-name="T13">Math::</text:span>roundCentsUp($value=0.0) </text:p>
      <text:p text:style-name="P1"><text:span text:style-name="T13">Math::</text:span>roundCentsDown($value=0.0) </text:p>
      <text:p text:style-name="P1"/>
      <text:p text:style-name="P2">Generic class/object (similar to JavaScript)</text:p>
      <text:p text:style-name="P1"/>
      <text:p text:style-name="P8">new __construct()</text:p>
      <text:p text:style-name="P1"/>
      <text:p text:style-name="P2">Security class - methods for providing security access, etc.</text:p>
      <text:p text:style-name="P1"/>
      <text:p text:style-name="P1"><text:span text:style-name="T13">Security::</text:span>onNewadmin()</text:p>
      <text:p text:style-name="P1"><text:span text:style-name="T13">Security::</text:span>getSaltValue($type=CRYPT_SALT_LENGTH) </text:p>
      <text:p text:style-name="P1"><text:span text:style-name="T13">Security::</text:span>makePassword($cleartext) </text:p>
      <text:p text:style-name="P1"><text:span text:style-name="T13">Security::</text:span>gateMaker($name,$directory,&amp;$entries) </text:p>
      <text:p text:style-name="P5"><text:span text:style-name="T13">Security::</text:span>generatePassword(<text:span text:style-name="T13">$size=8,$caps=true,$numeric=true,<text:tab/><text:tab/><text:tab/><text:tab/><text:tab/><text:tab/><text:tab/> <text:s text:c="2"/>$specials=false)</text:span></text:p>
      <text:p text:style-name="P1"><text:span text:style-name="T13">Security::</text:span>validateWebData() </text:p>
      <text:p text:style-name="P1"/>
      <text:p text:style-name="P2">Set class - methods for dealing with sets<text:span text:style-name="T14">(lists)</text:span> of values</text:p>
      <text:p text:style-name="P1"/>
      <text:p text:style-name="P1"><text:span text:style-name="T14">Set::</text:span>find($value,&amp;$list) </text:p>
      <text:p text:style-name="P1"><text:span text:style-name="T14">Set::</text:span>remove($value,$list) </text:p>
      <text:p text:style-name="P1"><text:span text:style-name="T14">Set::</text:span>longest(&amp;$list) </text:p>
      <text:p text:style-name="P1"><text:span text:style-name="T14">Set::</text:span>toCsvRecord(<text:span text:style-name="T14">)</text:span></text:p>
      <text:p text:style-name="P1"/>
      <text:p text:style-name="P2">TOD class - properties &amp; methods for dealing with Time-of-Day</text:p>
      <text:p text:style-name="P1"/>
      <text:p text:style-name="P1"><text:span text:style-name="T15">TOD::</text:span>toInternal($tod=-1) </text:p>
      <text:p text:style-name="P1"><text:span text:style-name="T15">TOD::</text:span>toExternal($tod=-1,$format=SHORTTIME) </text:p>
      <text:p text:style-name="P1"><text:span text:style-name="T15">new</text:span> __construct($value=null) </text:p>
      <text:p text:style-name="P1"><text:soft-page-break/><text:span text:style-name="T16">$obj-&gt;</text:span>valid() </text:p>
      <text:p text:style-name="P1"><text:span text:style-name="T16">$obj-&gt;</text:span>set($value=null) </text:p>
      <text:p text:style-name="P1"><text:span text:style-name="T16">$obj-&gt;</text:span>internal() </text:p>
      <text:p text:style-name="P1"><text:span text:style-name="T16">$obj-&gt;</text:span>external($size=SHORTTIME) </text:p>
      <text:p text:style-name="P1"><text:span text:style-name="T16">$obj-&gt;</text:span>hour() </text:p>
      <text:p text:style-name="P1"><text:span text:style-name="T16">$obj-&gt;</text:span>minute() </text:p>
      <text:p text:style-name="P1"><text:span text:style-name="T16">$obj-&gt;</text:span>second() </text:p>
      <text:p text:style-name="P1"><text:span text:style-name="T16">$obj-&gt;</text:span>move($interval=null) </text:p>
      <text:p text:style-name="P1"><text:span text:style-name="T16">$obj-&gt;</text:span>select($name,$class=null) </text:p>
      <text:p text:style-name="P1"/>
      <text:p text:style-name="P2">Url class - Container for Internet URL</text:p>
      <text:p text:style-name="P1"/>
      <text:p text:style-name="P1"><text:span text:style-name="T16">new </text:span>__construct($url=null) </text:p>
      <text:p text:style-name="P1"><text:span text:style-name="T16">$obj-&gt;</text:span>set($url=null) </text:p>
      <text:p text:style-name="P1"><text:span text:style-name="T16">$obj-&gt;</text:span>fullUrl(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1:27:35.007061222</meta:creation-date>
    <dc:date>2014-10-01T12:10:26.463052583</dc:date>
    <meta:editing-duration>PT5H8M24S</meta:editing-duration>
    <meta:editing-cycles>21</meta:editing-cycles>
    <meta:generator>LibreOffice/4.2.6.3$Linux_X86_64 LibreOffice_project/420m0$Build-3</meta:generator>
    <meta:document-statistic meta:table-count="0" meta:image-count="0" meta:object-count="0" meta:page-count="5" meta:paragraph-count="177" meta:word-count="320" meta:character-count="5464" meta:non-whitespace-character-count="5159"/>
  </office:meta>
</office:document-meta>
</file>